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3.141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109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497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</draw:text-box>
          <draw:glue-point draw:id="4" svg:x="5cm" svg:y="-0.88cm"/>
          <draw:glue-point draw:id="5" svg:x="-4.938cm" svg:y="-0.622cm"/>
        </draw:frame>
        <draw:frame draw:style-name="gr5" draw:text-style-name="P3" draw:id="id9" draw:layer="layout" svg:width="5.03cm" svg:height="3.497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category</text:span><text:span text:style-name="T2"><text:tab/></text:span><text:span text:style-name="T2">ENUM('default', 'admin-tools', 'dev-tools', 'desktop', 'dev-platform')</text:span></text:p>
          </draw:text-box>
          <draw:glue-point draw:id="4" svg:x="-5cm" svg:y="1.341cm"/>
          <draw:glue-point draw:id="5" svg:x="-4.988cm" svg:y="0.283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</draw:text-box>
          <draw:glue-point draw:id="4" svg:x="-4.999cm" svg:y="-1.03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9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9" draw:layer="layout" svg:x1="9.9cm" svg:y1="18.467cm" svg:x2="8.9cm" svg:y2="16.722cm" draw:start-shape="id4" draw:start-glue-point="5" draw:end-shape="id5" draw:end-glue-point="4" svg:d="m9900 18467h-500v-1745h-500">
          <text:p/>
        </draw:connector>
        <draw:connector draw:style-name="gr8" draw:text-style-name="P9" draw:layer="layout" svg:x1="15.514cm" svg:y1="10.676cm" svg:x2="15.559cm" svg:y2="5.425cm" draw:start-shape="id6" draw:start-glue-point="7" draw:end-shape="id7" draw:end-glue-point="5" svg:d="m15514 10676h-514v-5251h559">
          <text:p/>
        </draw:connector>
        <draw:connector draw:style-name="gr8" draw:text-style-name="P9" draw:layer="layout" svg:x1="15.514cm" svg:y1="11.061cm" svg:x2="13.83cm" svg:y2="11.741cm" draw:start-shape="id6" draw:start-glue-point="6" draw:end-shape="id8" draw:end-glue-point="4" svg:d="m15514 11061h-842v680h-842">
          <text:p/>
        </draw:connector>
        <draw:connector draw:style-name="gr8" draw:text-style-name="P9" draw:layer="layout" svg:x1="15.514cm" svg:y1="11.498cm" svg:x2="14.43cm" svg:y2="17.294cm" draw:start-shape="id6" draw:start-glue-point="5" draw:end-shape="id4" draw:end-glue-point="4" svg:d="m15514 11498h-542v5796h-542">
          <text:p/>
        </draw:connector>
        <draw:connector draw:style-name="gr8" draw:text-style-name="P9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9" draw:layer="layout" svg:x1="22.881cm" svg:y1="4.721cm" svg:x2="20.53cm" svg:y2="5.286cm" draw:start-shape="id9" draw:start-glue-point="4" draw:end-shape="id7" draw:end-glue-point="4" svg:d="m22881 4721h-1175v565h-1176">
          <text:p/>
        </draw:connector>
        <draw:connector draw:style-name="gr8" draw:text-style-name="P9" draw:layer="layout" svg:x1="22.888cm" svg:y1="4.351cm" svg:x2="22.906cm" svg:y2="8.348cm" draw:start-shape="id9" draw:start-glue-point="5" draw:end-shape="id10" draw:end-glue-point="4" svg:d="m22888 4351h-507v3997h525">
          <text:p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- Stéphane Raimbault , v1.3, 2009-05-26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</text:p>
          </draw:text-box>
        </draw:frame>
        <draw:connector draw:style-name="gr8" draw:text-style-name="P9" draw:layer="layout" svg:x1="8.5cm" svg:y1="12.048cm" svg:x2="8.414cm" svg:y2="4.222cm" draw:start-shape="id8" draw:start-glue-point="3" draw:end-shape="id2" draw:end-glue-point="4" svg:d="m8500 12048h-586v-7826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, 'warn-ext', 'error-ext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9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4" draw:layer="layout" svg:width="4.848cm" svg:height="0.66cm" svg:x="1.7cm" svg:y="10.4cm">
          <draw:text-box>
            <text:p text:style-name="P10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9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9" draw:layer="layout" svg:x1="1.706cm" svg:y1="13.295cm" svg:x2="2.9cm" svg:y2="16.797cm" draw:start-shape="id12" draw:start-glue-point="4" draw:end-shape="id5" draw:end-glue-point="6" svg:d="m1706 13295h-500v3502h16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9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9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9" draw:layer="layout" svg:x1="15.535cm" svg:y1="15.849cm" svg:x2="13.83cm" svg:y2="12.048cm" draw:start-shape="id14" draw:start-glue-point="6" draw:end-shape="id8" svg:d="m15535 15849h-853v-3801h-852">
          <text:p/>
        </draw:connector>
        <draw:connector draw:style-name="gr8" draw:text-style-name="P9" draw:layer="layout" draw:line-skew="0.202cm" svg:x1="15.535cm" svg:y1="15.452cm" svg:x2="15.5cm" svg:y2="5.5cm" draw:start-shape="id14" draw:start-glue-point="7" draw:end-shape="id7" svg:d="m15535 15452h-333v-9952h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laude</meta:initial-creator>
    <meta:creation-date>2008-08-11T10:46:18</meta:creation-date>
    <dc:date>2009-05-26T15:10:18</dc:date>
    <meta:printed-by>Claude</meta:printed-by>
    <meta:print-date>2008-11-01T17:47:30</meta:print-date>
    <meta:editing-cycles>28</meta:editing-cycles>
    <meta:editing-duration>PT07H30M29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